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7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7580.13400596353" calcext:value-type="float">
            <text:p>7580.1340059635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0080.1340059635" calcext:value-type="float">
            <text:p>10080.1340059635</text:p>
          </table:table-cell>
          <table:table-cell table:formula="of:=[.N4]-[.P4]" office:value-type="float" office:value="-2430.13400596353" calcext:value-type="float">
            <text:p>-2430.134005963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7927.51678516216" calcext:value-type="float">
            <text:p>7927.5167851622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0427.5167851622" calcext:value-type="float">
            <text:p>10427.5167851622</text:p>
          </table:table-cell>
          <table:table-cell table:formula="of:=[.N5]-[.P5]" office:value-type="float" office:value="-1377.51678516216" calcext:value-type="float">
            <text:p>-1377.516785162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68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039.84082649078" calcext:value-type="float">
            <text:p>3039.8408264908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5539.84082649078" calcext:value-type="float">
            <text:p>5539.8408264908</text:p>
          </table:table-cell>
          <table:table-cell table:formula="of:=[.N7]-[.P7]" office:value-type="float" office:value="3310.15917350922" calcext:value-type="float">
            <text:p>3310.159173509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5208.57516233038" calcext:value-type="float">
            <text:p>5208.5751623304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7708.57516233038" calcext:value-type="float">
            <text:p>7708.5751623304</text:p>
          </table:table-cell>
          <table:table-cell table:formula="of:=[.N8]-[.P8]" office:value-type="float" office:value="2291.42483766962" calcext:value-type="float">
            <text:p>2291.4248376696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7955.26005638369" calcext:value-type="float">
            <text:p>7955.2600563837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0455.2600563837" calcext:value-type="float">
            <text:p>10455.2600563837</text:p>
          </table:table-cell>
          <table:table-cell table:formula="of:=[.N9]-[.P9]" office:value-type="float" office:value="-1755.26005638369" calcext:value-type="float">
            <text:p>-1755.260056383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7572.70366540625" calcext:value-type="float">
            <text:p>7572.7036654063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072.7036654063" calcext:value-type="float">
            <text:p>10072.7036654063</text:p>
          </table:table-cell>
          <table:table-cell table:formula="of:=[.N10]-[.P10]" office:value-type="float" office:value="677.29633459375" calcext:value-type="float">
            <text:p>677.2963345938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8336.21243733607" calcext:value-type="float">
            <text:p>8336.2124373361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0836.2124373361" calcext:value-type="float">
            <text:p>10836.2124373361</text:p>
          </table:table-cell>
          <table:table-cell table:formula="of:=[.N11]-[.P11]" office:value-type="float" office:value="-2186.21243733607" calcext:value-type="float">
            <text:p>-2186.2124373361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121.38217987424" calcext:value-type="float">
            <text:p>6121.3821798742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8621.38217987424" calcext:value-type="float">
            <text:p>8621.3821798742</text:p>
          </table:table-cell>
          <table:table-cell table:formula="of:=[.N12]-[.P12]" office:value-type="float" office:value="-1871.38217987424" calcext:value-type="float">
            <text:p>-1871.3821798742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15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8336.21243733607" calcext:value-type="float">
            <text:p>8336.2124373361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0836.2124373361" calcext:value-type="float">
            <text:p>10836.2124373361</text:p>
          </table:table-cell>
          <table:table-cell table:formula="of:=[.N13]-[.P13]" office:value-type="float" office:value="-1886.21243733607" calcext:value-type="float">
            <text:p>-1886.2124373361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009.54577066941" calcext:value-type="float">
            <text:p>8009.5457706694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0509.5457706694" calcext:value-type="float">
            <text:p>10509.5457706694</text:p>
          </table:table-cell>
          <table:table-cell table:formula="of:=[.N15]-[.P15]" office:value-type="float" office:value="2740.45422933059" calcext:value-type="float">
            <text:p>2740.4542293306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8336.21243733607" calcext:value-type="float">
            <text:p>8336.2124373361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0836.2124373361" calcext:value-type="float">
            <text:p>10836.2124373361</text:p>
          </table:table-cell>
          <table:table-cell table:formula="of:=[.N16]-[.P16]" office:value-type="float" office:value="-1836.21243733607" calcext:value-type="float">
            <text:p>-1836.2124373361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8336.21243733607" calcext:value-type="float">
            <text:p>8336.2124373361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0836.2124373361" calcext:value-type="float">
            <text:p>10836.2124373361</text:p>
          </table:table-cell>
          <table:table-cell table:formula="of:=[.N17]-[.P17]" office:value-type="float" office:value="-7836.21243733607" calcext:value-type="float">
            <text:p>-7836.2124373361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6330.00433395742" calcext:value-type="float">
            <text:p>6330.0043339574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8830.00433395742" calcext:value-type="float">
            <text:p>8830.0043339574</text:p>
          </table:table-cell>
          <table:table-cell table:formula="of:=[.N18]-[.P18]" office:value-type="float" office:value="-2930.00433395742" calcext:value-type="float">
            <text:p>-2930.0043339574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7174.87084806879" calcext:value-type="float">
            <text:p>7174.8708480688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9674.87084806879" calcext:value-type="float">
            <text:p>9674.8708480688</text:p>
          </table:table-cell>
          <table:table-cell table:formula="of:=[.N19]-[.P19]" office:value-type="float" office:value="-2524.87084806879" calcext:value-type="float">
            <text:p>-2524.8708480688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131.97684836364" calcext:value-type="float">
            <text:p>5131.9768483637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7631.97684836364" calcext:value-type="float">
            <text:p>7631.9768483637</text:p>
          </table:table-cell>
          <table:table-cell table:formula="of:=[.N20]-[.P20]" office:value-type="float" office:value="2868.02315163636" calcext:value-type="float">
            <text:p>2868.02315163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8336.21243733607" calcext:value-type="float">
            <text:p>8336.2124373361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0836.2124373361" calcext:value-type="float">
            <text:p>10836.2124373361</text:p>
          </table:table-cell>
          <table:table-cell table:formula="of:=[.N21]-[.P21]" office:value-type="float" office:value="-3086.21243733607" calcext:value-type="float">
            <text:p>-3086.2124373361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5982.58578759151" calcext:value-type="float">
            <text:p>5982.5857875915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8482.58578759151" calcext:value-type="float">
            <text:p>8482.5857875915</text:p>
          </table:table-cell>
          <table:table-cell table:formula="of:=[.N22]-[.P22]" office:value-type="float" office:value="1767.41421240849" calcext:value-type="float">
            <text:p>1767.41421240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8336.21243733607" calcext:value-type="float">
            <text:p>8336.2124373361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0836.2124373361" calcext:value-type="float">
            <text:p>10836.2124373361</text:p>
          </table:table-cell>
          <table:table-cell table:formula="of:=[.N23]-[.P23]" office:value-type="float" office:value="-9586.21243733607" calcext:value-type="float">
            <text:p>-9586.2124373361</text:p>
          </table:table-cell>
        </table:table-row>
        <table:table-row table:style-name="ro3">
          <table:table-cell table:number-columns-repeated="7"/>
          <table:table-cell table:style-name="ce21"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8336.21243733607" calcext:value-type="float">
            <text:p>8336.2124373361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0836.2124373361" calcext:value-type="float">
            <text:p>10836.2124373361</text:p>
          </table:table-cell>
          <table:table-cell table:formula="of:=[.N24]-[.P24]" office:value-type="float" office:value="613.787562663925" calcext:value-type="float">
            <text:p>613.7875626639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4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1933.73869456249" calcext:value-type="float">
            <text:p>1933.7386945625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1933.73869456249" calcext:value-type="float">
            <text:p>1933.7386945625</text:p>
          </table:table-cell>
          <table:table-cell table:formula="of:=[.N26]-[.P26]" office:value-type="float" office:value="466.261305437507" calcext:value-type="float">
            <text:p>466.2613054375</text:p>
          </table:table-cell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4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8336.21243733607" calcext:value-type="float">
            <text:p>8336.2124373361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0836.2124373361" calcext:value-type="float">
            <text:p>10836.2124373361</text:p>
          </table:table-cell>
          <table:table-cell table:formula="of:=[.N28]-[.P28]" office:value-type="float" office:value="-2836.21243733607" calcext:value-type="float">
            <text:p>-2836.2124373361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formula="of:=SUM([.H29];[.H59];[.H89];[.H119];[.H150])" office:value-type="float" office:value="4441.75054731691" calcext:value-type="float">
            <text:p>4441.7505473169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6941.75054731691" calcext:value-type="float">
            <text:p>6941.7505473169</text:p>
          </table:table-cell>
          <table:table-cell table:formula="of:=[.N29]-[.P29]" office:value-type="float" office:value="-1941.75054731691" calcext:value-type="float">
            <text:p>-1941.7505473169</text:p>
          </table:table-cell>
        </table:table-row>
        <table:table-row table:style-name="ro3">
          <table:table-cell table:number-columns-repeated="7"/>
          <table:table-cell table:style-name="ce15" table:formula="of:=SUM([.H4:.H29])" office:value-type="float" office:value="39200" calcext:value-type="float">
            <text:p>39200</text:p>
          </table:table-cell>
          <table:table-cell table:style-name="ce29"/>
          <table:table-cell table:style-name="ce15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4:.H59])" office:value-type="float" office:value="35100" calcext:value-type="float">
            <text:p>35100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15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table:number-columns-repeated="3"/>
          <table:table-cell table:style-name="ce15" table:formula="of:=SUM([.B124:.F124])" office:value-type="float" office:value="13000" calcext:value-type="float">
            <text:p>130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47:.F147])" office:value-type="float" office:value="352.173913043478" calcext:value-type="float">
            <text:p>352.173913043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678.840579710145" calcext:value-type="float">
            <text:p>678.8405797101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678.840579710145" calcext:value-type="float">
            <text:p>678.840579710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678.840579710145" calcext:value-type="float">
            <text:p>678.84057971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678.840579710145" calcext:value-type="float">
            <text:p>678.84057971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5"/>
          <table:table-cell table:formula="of:=SUM([.C147:.E147])" office:value-type="float" office:value="352.173913043478" calcext:value-type="float">
            <text:p>352.1739130435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5"/>
          <table:table-cell table:formula="of:=SUM([.B147:.F147])" office:value-type="float" office:value="678.840579710145" calcext:value-type="float">
            <text:p>678.84057971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C147:.E147])" office:value-type="float" office:value="352.173913043478" calcext:value-type="float">
            <text:p>352.173913043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147:.F147])" office:value-type="float" office:value="678.840579710145" calcext:value-type="float">
            <text:p>678.84057971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/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352.173913043478" calcext:value-type="float">
            <text:p>352.173913043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678.840579710145" calcext:value-type="float">
            <text:p>678.84057971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 table:number-columns-repeated="2"/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678.840579710145" calcext:value-type="float">
            <text:p>678.84057971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678.840579710145" calcext:value-type="float">
            <text:p>678.84057971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352.173913043478" calcext:value-type="float">
            <text:p>352.173913043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352.173913043478" calcext:value-type="float">
            <text:p>352.173913043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678.840579710145" calcext:value-type="float">
            <text:p>678.84057971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352.173913043478" calcext:value-type="float">
            <text:p>352.173913043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678.840579710145" calcext:value-type="float">
            <text:p>678.84057971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47:.F147])" office:value-type="float" office:value="678.840579710145" calcext:value-type="float">
            <text:p>678.84057971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3" office:value-type="float" office:value="352.173913043478" calcext:value-type="float">
            <text:p>352.1739130435</text:p>
          </table:table-cell>
          <table:table-cell table:formula="of:=[.D124]/18" office:value-type="float" office:value="0" calcext:value-type="float">
            <text:p>0</text:p>
          </table:table-cell>
          <table:table-cell table:formula="of:=[.E124]/20" office:value-type="float" office:value="0" calcext:value-type="float">
            <text:p>0</text:p>
          </table:table-cell>
          <table:table-cell table:formula="of:=[.F124]/17" office:value-type="float" office:value="0" calcext:value-type="float">
            <text:p>0</text:p>
          </table:table-cell>
          <table:table-cell/>
          <table:table-cell table:formula="of:=SUM([.B147];[.F147])" office:value-type="float" office:value="326.666666666667" calcext:value-type="float">
            <text:p>326.6666666667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 office:value-type="float" office:value="400" calcext:value-type="float">
            <text:p>400</text:p>
          </table:table-cell>
          <table:table-cell table:style-name="ce15" table:formula="of:=SUM([.B148:.F148])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678.840579710145" calcext:value-type="float">
            <text:p>678.8405797101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678.840579710145" calcext:value-type="float">
            <text:p>678.8405797101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125:.H150])" office:value-type="float" office:value="12295.652173913" calcext:value-type="float">
            <text:p>12295.652173913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  <table:table-cell table:style-name="ce6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E2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5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];[.C26];[.D26];[.F2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6];[.D26];[.F2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];[.E26];[.F2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1" table:formula="of:=SUM([.B26:.F26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style-name="ce21"/>
          <table:table-cell table:number-columns-repeated="2"/>
        </table:table-row>
        <table:table-row table:style-name="ro3">
          <table:table-cell table:number-columns-repeated="7"/>
          <table:table-cell table:formula="of:=SUM([.B26];[.F26])" office:value-type="float" office:value="0" calcext:value-type="float">
            <text:p>0</text:p>
          </table:table-cell>
          <table:table-cell table:style-name="ce43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15"/>
        </table:table-row>
        <table:table-row table:style-name="ro3">
          <table:table-cell table:number-columns-repeated="7"/>
          <table:table-cell table:style-name="ce15" table:formula="of:=SUM([.H4:.H29])" office:value-type="float" office:value="0" calcext:value-type="float">
            <text:p>0</text:p>
          </table:table-cell>
          <table:table-cell table:style-name="ce29"/>
          <table:table-cell table:style-name="ce15" table:formula="of:=SUM([.J4:.J29])" office:value-type="float" office:value="71200" calcext:value-type="float">
            <text:p>712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/00/0000</text:date>, <text:time style:data-style-name="N2" text:time-value="18:06:38.445252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2-27T18:09:55.432275782</dc:date>
    <meta:editing-duration>P11DT22H34M35S</meta:editing-duration>
    <meta:editing-cycles>3547</meta:editing-cycles>
    <meta:generator>LibreOffice/4.2.8.2$Linux_X86_64 LibreOffice_project/420m0$Build-2</meta:generator>
    <meta:document-statistic meta:table-count="22" meta:cell-count="10285" meta:object-count="0"/>
  </office:meta>
</office:document-meta>
</file>